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9.529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13.083cm" fo:break-before="auto" style:use-optimal-row-height="true"/>
    </style:style>
    <style:style style:name="ro16" style:family="table-row">
      <style:table-row-properties style:row-height="7.993cm" fo:break-before="auto" style:use-optimal-row-height="true"/>
    </style:style>
    <style:style style:name="ro17"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11">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selecting when booking.</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text:p>
          </table:table-cell>
          <table:table-cell table:style-name="ce9"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text:p>
          </table:table-cell>
          <table:table-cell table:style-name="ce9" office:value-type="string" calcext:value-type="string">
            <text:p>Kindersitze und Sitzerhöhungen sind nach den europäischen Vorschriften (CE) zugelassen. Das Angebot ist kostenlos und ohne Aufpreis. Dies ist ein kostenloser Service für unsere Kunden. Bitte überprüfen Sie die Alters- und Gewichtsangaben bei der Reservierung.</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2">
          <table:table-cell table:style-name="ce9" office:value-type="string" calcext:value-type="string">
            <text:p>contenido_nosotros_footer</text:p>
          </table:table-cell>
          <table:table-cell table:style-name="ce9" office:value-type="string" calcext:value-type="string">
            <text:p>At RentCarMallorca.es we strive to offer you the best service, with our main concern being punctuality and reliability.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s/>Translated with www.DeepL.com/Translator (free version)</text:p>
          </table:table-cell>
          <table:table-cell table:style-name="ce9" office:value-type="string" calcext:value-type="string">
            <text:p>En RentCarMallorca.es nos esforzamos en ofrecer el mejor servicio, preocupándonos principalmente por la puntualidad y seriedad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es con todo gusto responderemos a tus consultas.</text:p>
          </table:table-cell>
          <table:table-cell table:style-name="ce9" office:value-type="string" calcext:value-type="string">
            <text:p>In RentCarMallorca.es ci sforziamo di offrire il miglior servizio, soprattutto per quanto riguarda la puntualità e affidabilità e come collaboratori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Bei RentCarMallorca.es bemühen wir uns, den besten Service zu bieten, der sich hauptsächlich auf Pünktlichkeit und Zuverlässigkeit bezieht. Als Mitarbeiter von VuelaCar verfügen wir über eine Fahrzeugflotte in bestem technischen und sicherheitstechnischen Zustand. Damit diese Reise auf unsere wunderschöne Insel zu einer unvergesslichen Erinnerung wird. <text:s/>Bei Fragen oder Unklarheiten stehen wir Ihnen unter unserer E-Mail-Adresse servicios@rentcarmallorca.es gerne zur Verfügung. <text:s/>Übersetzt mit www.DeepL.com/Translator (kostenlose Version)</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AAA}, &lt;br&gt;&lt;br&gt; Thank you for choosing {CCCC}. <text:s text:c="4"/>&lt;br&gt;&lt;br&gt; This message is to inform you that we have successfully registered your booking of {DDDDD} between the dates of {EEEE} / {FFFFFF}. <text:s text:c="4"/>&lt;br&gt;&lt;br&gt; Your booking details are: &lt;br&gt;&lt;br&gt; Locator: {GGGG} &lt;br&gt; Vehicle: {DDDDDD} &lt;br&gt; Pick up date: {EEEE} &lt;br&gt; Return date: {FFFFFF} &lt;br&gt; Number of child seats: {D1} &lt;br&gt; Number of child boosters: {D2} &lt;br&gt;&lt;br&gt; If you need to contact us with any queries or information about your booking, our email address is {HHHH}. <text:s text:c="4"/>&lt;br&gt;&lt;br&gt; Let the holiday countdown begin! <text:s text:c="4"/>&lt;br&gt;&lt;br&gt; {CCCCCC}&lt;br&gt; {HHHH}&lt;br&gt; {JJJJJJ}&lt;br&gt; {KKKKKK}&lt;br&gt;</text:p>
          </table:table-cell>
          <table:table-cell table:style-name="Default" office:value-type="string" calcext:value-type="string">
            <text:p>Hola {AAAA}, <text:s text:c="4"/>&lt;br&gt;&lt;br&gt; <text:s text:c="4"/>Gracias por elegir {CCCC}. <text:s text:c="4"/>&lt;br&gt;&lt;br&gt; <text:s text:c="4"/>Este mensaje es para informarle que hemos registrado correctamente su reserva de {DDDD} entre las fechas de {EEEE} / <text:s text:c="4"/>{FFFF}. <text:s text:c="4"/>&lt;br&gt;&lt;br&gt; <text:s text:c="4"/>Los datos de su reserva son: <text:s text:c="4"/>&lt;br&gt;&lt;br&gt; <text:s text:c="4"/>Localizador: {GGGG} <text:s text:c="4"/>&lt;br&gt; <text:s text:c="4"/>Vehículo: {DDDD} <text:s text:c="4"/>&lt;br&gt; <text:s text:c="4"/>Fecha de recogida: {EEEE} <text:s text:c="4"/>&lt;br&gt; <text:s text:c="4"/>Fecha de Devolución: {FFFF} <text:s text:c="4"/>&lt;br&gt; <text:s text:c="4"/>Numero Asientos niños: {D1} <text:s text:c="4"/>&lt;br&gt; <text:s text:c="4"/>Numero Elevadores niños: {D2} <text:s text:c="4"/>&lt;br&gt;&lt;br&gt; <text:s text:c="4"/>Si necesita ponerse en contacto, para cualquier duda o información sobre su reserva, nuestro email es {HHHH}. <text:s text:c="4"/>&lt;br&gt;&lt;br&gt; <text:s text:c="4"/>¡Que comience la cuenta atrás de las vacaciones! <text:s text:c="4"/>&lt;br&gt;&lt;br&gt; <text:s text:c="4"/>{CCCC}&lt;br&gt; <text:s text:c="4"/>{HHHH}&lt;br&gt; <text:s text:c="4"/>{JJJJ}&lt;br&gt; <text:s text:c="4"/>{KKKK}&lt;br&gt;</text:p>
          </table:table-cell>
          <table:table-cell office:value-type="string" calcext:value-type="string">
            <text:p>Ciao {AAAA}, &lt;br&gt;&lt;br&gt; Grazie per aver scelto {CCCC}. <text:s text:c="4"/>&lt;br&gt;&lt;br&gt; Questo messaggio è per informarla che abbiamo registrato con successo la sua prenotazione di {DDDDD} tra le date di {EEEE} / {FFFFFF}. <text:s text:c="4"/>&lt;br&gt;&lt;br&gt; I dettagli della tua prenotazione sono: &lt;br&gt;&lt;br&gt; Localizzatore: {GGGG} &lt;br&gt; Veicolo: {DDDDDD} &lt;br&gt; Data di ritiro: {EEEE} &lt;br&gt; Data di ritorno: {FFFFFF} &lt;br&gt; Numero di posti per bambini: {D1} &lt;br&gt; Numero di seggiolini per bambini: {D2} &lt;br&gt;&lt;br&gt; Se hai bisogno di contattarci per qualsiasi domanda o informazione sulla tua prenotazione, il nostro indirizzo e-mail è {HHHH}. <text:s text:c="4"/>&lt;br&gt;&lt;br&gt; Che il conto alla rovescia delle vacanze abbia inizio! <text:s text:c="4"/>&lt;br&gt;&lt;br&gt; {CCCCCC}&lt;br&gt; {HHHH}&lt;br&gt; {JJJJJJ}&lt;br&gt; {KKKKKK}&lt;br&gt;</text:p>
          </table:table-cell>
          <table:table-cell office:value-type="string" calcext:value-type="string">
            <text:p>Hallo {AAAA}, &lt;br&gt;&lt;br&gt; Vielen Dank, dass Sie sich für {CCCC} entschieden haben. <text:s text:c="4"/>&lt;br&gt;&lt;br&gt; Mit dieser Nachricht möchten wir Sie darüber informieren, dass wir Ihre Buchung vom {DDDDD} zwischen den Daten {EEEE} / {FFFFFF} erfolgreich registriert haben. <text:s text:c="4"/>&lt;br&gt;&lt;br&gt; Ihre Buchungsdetails sind: &lt;br&gt;&lt;br&gt; Locator: {GGGG} &lt;br&gt; Fahrzeug: {DDDDDD} &lt;br&gt; Abholdatum: {EEEE} &lt;br&gt; Rückgabedatum: {FFFFFF} &lt;br&gt; Anzahl der Kindersitze: {D1} &lt;br&gt; Anzahl der Kindersitzerhöhungen: {D2} &lt;br&gt;&lt;br&gt; Wenn Sie uns bei Fragen oder Informationen zu Ihrer Buchung kontaktieren müssen, lautet unsere E-Mail-Adresse {HHH}. <text:s text:c="4"/>&lt;br&gt;&lt;br&gt; Lasst den Urlaubs-Countdown beginnen! <text:s text:c="4"/>&lt;br&gt;&lt;br&gt; {CCCCCCCC}&lt;br&gt; {HHHH}&lt;br&gt; {JJJJJJ}&lt;br&gt; {KKKKKK}&lt;br&gt;</text:p>
          </table:table-cell>
        </table:table-row>
        <table:table-row table:style-name="ro1">
          <table:table-cell office:value-type="string" calcext:value-type="string">
            <text:p>reserva_confirmacion</text:p>
          </table:table-cell>
          <table:table-cell office:value-type="string" calcext:value-type="string">
            <text:p>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office:value-type="string" calcext:value-type="string">
            <text:p>pago_confirmacion</text:p>
          </table:table-cell>
          <table:table-cell office:value-type="string" calcext:value-type="string">
            <text:p>R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table:table-cell table:style-name="ce9" office:value-type="string" calcext:value-type="string">
            <text:p>Su Localizador de la Reserva:</text:p>
          </table:table-cell>
          <table:table-cell table:number-columns-repeated="2"/>
        </table:table-row>
        <table:table-row table:style-name="ro1">
          <table:table-cell office:value-type="string" calcext:value-type="string">
            <text:p>sureserva</text:p>
          </table:table-cell>
          <table:table-cell office:value-type="string" calcext:value-type="string">
            <text:p>NNNN</text:p>
          </table:table-cell>
          <table:table-cell table:style-name="ce9" office:value-type="string" calcext:value-type="string">
            <text:p>NNNN</text:p>
          </table:table-cell>
          <table:table-cell office:value-type="string" calcext:value-type="string">
            <text:p>NNN</text:p>
          </table:table-cell>
          <table:table-cell table:style-name="ce12" office:value-type="string" calcext:value-type="string">
            <text:p>NNNN</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3">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4">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5">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6">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7">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table:table-cell table:style-name="ce9" office:value-type="string" calcext:value-type="string">
            <text:p>Ya falta menos ....</text:p>
          </table:table-cell>
          <table:table-cell table:number-columns-repeated="2"/>
        </table:table-row>
        <table:table-row table:style-name="ro1">
          <table:table-cell office:value-type="string" calcext:value-type="string">
            <text:p>buscando</text:p>
          </table:table-cell>
          <table:table-cell/>
          <table:table-cell table:style-name="ce9" office:value-type="string" calcext:value-type="string">
            <text:p>Buscando…</text:p>
          </table:table-cell>
          <table:table-cell table:number-columns-repeated="2"/>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6">00/00/0000</text:date>, <text:time style:data-style-name="N2" text:time-value="23:47:10.48428538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6T23:49:18.518969347</dc:date>
    <meta:editing-duration>P3DT12H6M54S</meta:editing-duration>
    <meta:editing-cycles>157</meta:editing-cycles>
    <meta:generator>LibreOffice/7.1.4.2$Linux_X86_64 LibreOffice_project/10$Build-2</meta:generator>
    <meta:document-statistic meta:table-count="1" meta:cell-count="1612" meta:object-count="0"/>
  </office:meta>
</office:document-meta>
</file>